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que el laboratorio sea útil y esté alineado con el modelo lógico-matemático de vida, la sección sobre <text:span text:style-name="Strong_20_Emphasis">la reproducción</text:span> debería abordar aspectos biológicos y conceptuales que justifican su papel en la "máquina lógica". Aquí algunos puntos clave que podrían desarrollarse:</text:p>
      <text:p text:style-name="Horizontal_20_Line"/>
      <text:h text:style-name="Heading_20_3" text:outline-level="3"><text:span text:style-name="Strong_20_Emphasis">1. Definición y propósito de la reproducción</text:span></text:h>
      <text:list xml:id="list2016295455" text:style-name="L1">
        <text:list-item>
          <text:p text:style-name="P1">Presentar la reproducción como <text:span text:style-name="Strong_20_Emphasis">proceso esencial de continuidad de la vida</text:span>.</text:p>
        </text:list-item>
        <text:list-item>
          <text:p text:style-name="P1">Destacar que no es solo un mecanismo biológico, sino también un método para <text:span text:style-name="Strong_20_Emphasis">copiar información (ADN)</text:span> y generar variabilidad.</text:p>
        </text:list-item>
        <text:list-item>
          <text:p text:style-name="P1">Enfatizar que, desde la perspectiva de la teoría, la reproducción <text:span text:style-name="Strong_20_Emphasis">permite avanzar el cálculo del sistema</text:span> (la vida como máquina lógica).</text:p>
        </text:list-item>
      </text:list>
      <text:p text:style-name="Horizontal_20_Line"/>
      <text:h text:style-name="Heading_20_3" text:outline-level="3"><text:span text:style-name="Strong_20_Emphasis">2. Reproducción como mecanismo de procesamiento</text:span></text:h>
      <text:list xml:id="list88021310" text:style-name="L2">
        <text:list-item>
          <text:p text:style-name="P2">Cada individuo <text:span text:style-name="Strong_20_Emphasis">nace, procesa información, genera descendencia</text:span> y muere.</text:p>
        </text:list-item>
        <text:list-item>
          <text:p text:style-name="P2">La reproducción no solo perpetúa la especie, sino que <text:span text:style-name="Strong_20_Emphasis">genera nuevas configuraciones de información</text:span> (nuevos estados en el cálculo).</text:p>
        </text:list-item>
        <text:list-item>
          <text:p text:style-name="P2">Explicar cómo la diversidad genética y la herencia permiten que el sistema explore múltiples caminos simultáneamente.</text:p>
        </text:list-item>
      </text:list>
      <text:p text:style-name="Horizontal_20_Line"/>
      <text:h text:style-name="Heading_20_3" text:outline-level="3"><text:span text:style-name="Strong_20_Emphasis">3. Tipos de reproducción (relevancia conceptual)</text:span></text:h>
      <text:list xml:id="list1019662190" text:style-name="L3">
        <text:list-item>
          <text:p text:style-name="P3">Reproducción asexual: transmisión directa de información casi idéntica.</text:p>
        </text:list-item>
        <text:list-item>
          <text:p text:style-name="P3">Reproducción sexual: mezcla y recombinación de información, generando mayor variabilidad.</text:p>
        </text:list-item>
        <text:list-item>
          <text:p text:style-name="P3">Señalar cómo ambos mecanismos aportan al avance del “cálculo vital”.</text:p>
        </text:list-item>
      </text:list>
      <text:p text:style-name="Horizontal_20_Line"/>
      <text:h text:style-name="Heading_20_3" text:outline-level="3"><text:span text:style-name="Strong_20_Emphasis">4. Reproducción y memoria (ADN)</text:span></text:h>
      <text:list xml:id="list1703096542" text:style-name="L4">
        <text:list-item>
          <text:p text:style-name="P4">Mostrar cómo el ADN funciona como <text:span text:style-name="Strong_20_Emphasis">memoria estable</text:span>, que se transmite y modifica parcialmente en cada generación.</text:p>
        </text:list-item>
        <text:list-item>
          <text:p text:style-name="P4">Vincular este concepto a la idea de <text:span text:style-name="Strong_20_Emphasis">ADN lógico</text:span> en capítulos posteriores.</text:p>
        </text:list-item>
      </text:list>
      <text:p text:style-name="Horizontal_20_Line"/>
      <text:h text:style-name="Heading_20_3" text:outline-level="3"><text:span text:style-name="Strong_20_Emphasis">5. Dimensión existencial y filosófica</text:span></text:h>
      <text:list xml:id="list683035423" text:style-name="L5">
        <text:list-item>
          <text:p text:style-name="P5">Introducir la pregunta: <text:span text:style-name="Emphasis">¿Es la reproducción solo para sobrevivir o también para pensar y resolver un problema mayor?</text:span></text:p>
        </text:list-item>
        <text:list-item>
          <text:p text:style-name="P5"><text:soft-page-break/>Plantear que la vida podría estar trabajando en un cálculo más profundo y misterioso, más allá de la mera continuidad biológica.</text:p>
        </text:list-item>
      </text:list>
      <text:p text:style-name="Horizontal_20_Line"/>
      <text:p text:style-name="Text_20_body">¿Quieres que proponga un <text:span text:style-name="Strong_20_Emphasis">guion estructurado</text:span> para el laboratorio con base en estos puntos (secciones y subtemas), o prefieres que ya escriba un <text:span text:style-name="Strong_20_Emphasis">primer borrador de la introducción completa (unas 600 palabras)</text:span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30T09:00:48.015000000</meta:creation-date>
    <dc:date>2025-08-30T09:02:04.276000000</dc:date>
    <meta:editing-duration>PT1M17S</meta:editing-duration>
    <meta:editing-cycles>1</meta:editing-cycles>
    <meta:document-statistic meta:table-count="0" meta:image-count="0" meta:object-count="0" meta:page-count="2" meta:paragraph-count="20" meta:word-count="306" meta:character-count="2006" meta:non-whitespace-character-count="1733"/>
    <meta:generator>LibreOffice/7.3.5.2$Windows_X86_64 LibreOffice_project/184fe81b8c8c30d8b5082578aee2fed2ea847c01</meta:generator>
  </office:meta>
</office:document-meta>
</file>